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319.8mm" svg:x="68.83mm" svg:y="1.06mm">
            <draw:object draw:notify-on-update-of-ranges="Sheet1.B1:Sheet1.B19 Sheet1.C1:Sheet1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VT</text:p>
          </table:table-cell>
          <table:table-cell office:value-type="float" office:value="0.059067" calcext:value-type="float">
            <text:p>0.059067</text:p>
          </table:table-cell>
          <table:table-cell office:value-type="float" office:value="0.189621" calcext:value-type="float">
            <text:p>0.189621</text:p>
          </table:table-cell>
          <table:table-cell office:value-type="float" office:value="0.764343" calcext:value-type="float">
            <text:p>0.764343</text:p>
          </table:table-cell>
          <table:table-cell office:value-type="float" office:value="0" calcext:value-type="float">
            <text:p>0</text:p>
          </table:table-cell>
          <table:table-cell office:value-type="float" office:value="0.309372" calcext:value-type="float">
            <text:p>0.309372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941437" calcext:value-type="float">
            <text:p>0.941437</text:p>
          </table:table-cell>
          <table:table-cell office:value-type="float" office:value="0.585342" calcext:value-type="float">
            <text:p>0.58534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9067" calcext:value-type="float">
            <text:p>0.059067</text:p>
          </table:table-cell>
          <table:table-cell office:value-type="float" office:value="0.187988" calcext:value-type="float">
            <text:p>0.187988</text:p>
          </table:table-cell>
          <table:table-cell office:value-type="float" office:value="0.764877" calcext:value-type="float">
            <text:p>0.764877</text:p>
          </table:table-cell>
          <table:table-cell office:value-type="float" office:value="0" calcext:value-type="float">
            <text:p>0</text:p>
          </table:table-cell>
          <table:table-cell office:value-type="float" office:value="0.309372" calcext:value-type="float">
            <text:p>0.309372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941437" calcext:value-type="float">
            <text:p>0.941437</text:p>
          </table:table-cell>
          <table:table-cell office:value-type="float" office:value="0.59697" calcext:value-type="float">
            <text:p>0.5969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8228" calcext:value-type="float">
            <text:p>0.058228</text:p>
          </table:table-cell>
          <table:table-cell office:value-type="float" office:value="0.19101" calcext:value-type="float">
            <text:p>0.19101</text:p>
          </table:table-cell>
          <table:table-cell office:value-type="float" office:value="0.763885" calcext:value-type="float">
            <text:p>0.763885</text:p>
          </table:table-cell>
          <table:table-cell office:value-type="float" office:value="0" calcext:value-type="float">
            <text:p>0</text:p>
          </table:table-cell>
          <table:table-cell office:value-type="float" office:value="0.309372" calcext:value-type="float">
            <text:p>0.309372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947266" calcext:value-type="float">
            <text:p>0.947266</text:p>
          </table:table-cell>
          <table:table-cell office:value-type="float" office:value="0.575287" calcext:value-type="float">
            <text:p>0.57528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8228" calcext:value-type="float">
            <text:p>0.058228</text:p>
          </table:table-cell>
          <table:table-cell office:value-type="float" office:value="0.186584" calcext:value-type="float">
            <text:p>0.186584</text:p>
          </table:table-cell>
          <table:table-cell office:value-type="float" office:value="0.765335" calcext:value-type="float">
            <text:p>0.765335</text:p>
          </table:table-cell>
          <table:table-cell office:value-type="float" office:value="0" calcext:value-type="float">
            <text:p>0</text:p>
          </table:table-cell>
          <table:table-cell office:value-type="float" office:value="0.309372" calcext:value-type="float">
            <text:p>0.309372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947266" calcext:value-type="float">
            <text:p>0.947266</text:p>
          </table:table-cell>
          <table:table-cell office:value-type="float" office:value="0.607025" calcext:value-type="float">
            <text:p>0.60702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6747" calcext:value-type="float">
            <text:p>0.056747</text:p>
          </table:table-cell>
          <table:table-cell office:value-type="float" office:value="0.191833" calcext:value-type="float">
            <text:p>0.191833</text:p>
          </table:table-cell>
          <table:table-cell office:value-type="float" office:value="0.763626" calcext:value-type="float">
            <text:p>0.763626</text:p>
          </table:table-cell>
          <table:table-cell office:value-type="float" office:value="0" calcext:value-type="float">
            <text:p>0</text:p>
          </table:table-cell>
          <table:table-cell office:value-type="float" office:value="0.309372" calcext:value-type="float">
            <text:p>0.309372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957382" calcext:value-type="float">
            <text:p>0.957382</text:p>
          </table:table-cell>
          <table:table-cell office:value-type="float" office:value="0.569489" calcext:value-type="float">
            <text:p>0.56948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6747" calcext:value-type="float">
            <text:p>0.056747</text:p>
          </table:table-cell>
          <table:table-cell office:value-type="float" office:value="0.185776" calcext:value-type="float">
            <text:p>0.185776</text:p>
          </table:table-cell>
          <table:table-cell office:value-type="float" office:value="0.765594" calcext:value-type="float">
            <text:p>0.765594</text:p>
          </table:table-cell>
          <table:table-cell office:value-type="float" office:value="0" calcext:value-type="float">
            <text:p>0</text:p>
          </table:table-cell>
          <table:table-cell office:value-type="float" office:value="0.309372" calcext:value-type="float">
            <text:p>0.309372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957382" calcext:value-type="float">
            <text:p>0.957382</text:p>
          </table:table-cell>
          <table:table-cell office:value-type="float" office:value="0.612823" calcext:value-type="float">
            <text:p>0.61282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5038" calcext:value-type="float">
            <text:p>0.055038</text:p>
          </table:table-cell>
          <table:table-cell office:value-type="float" office:value="0.191833" calcext:value-type="float">
            <text:p>0.191833</text:p>
          </table:table-cell>
          <table:table-cell office:value-type="float" office:value="0.763626" calcext:value-type="float">
            <text:p>0.763626</text:p>
          </table:table-cell>
          <table:table-cell office:value-type="float" office:value="0" calcext:value-type="float">
            <text:p>0</text:p>
          </table:table-cell>
          <table:table-cell office:value-type="float" office:value="0.309372" calcext:value-type="float">
            <text:p>0.309372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969055" calcext:value-type="float">
            <text:p>0.969055</text:p>
          </table:table-cell>
          <table:table-cell office:value-type="float" office:value="0.569489" calcext:value-type="float">
            <text:p>0.56948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5038" calcext:value-type="float">
            <text:p>0.055038</text:p>
          </table:table-cell>
          <table:table-cell office:value-type="float" office:value="0.185776" calcext:value-type="float">
            <text:p>0.185776</text:p>
          </table:table-cell>
          <table:table-cell office:value-type="float" office:value="0.765594" calcext:value-type="float">
            <text:p>0.765594</text:p>
          </table:table-cell>
          <table:table-cell office:value-type="float" office:value="0" calcext:value-type="float">
            <text:p>0</text:p>
          </table:table-cell>
          <table:table-cell office:value-type="float" office:value="0.309372" calcext:value-type="float">
            <text:p>0.309372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969055" calcext:value-type="float">
            <text:p>0.969055</text:p>
          </table:table-cell>
          <table:table-cell office:value-type="float" office:value="0.612823" calcext:value-type="float">
            <text:p>0.61282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3574" calcext:value-type="float">
            <text:p>0.053574</text:p>
          </table:table-cell>
          <table:table-cell office:value-type="float" office:value="0.19101" calcext:value-type="float">
            <text:p>0.19101</text:p>
          </table:table-cell>
          <table:table-cell office:value-type="float" office:value="0.763885" calcext:value-type="float">
            <text:p>0.763885</text:p>
          </table:table-cell>
          <table:table-cell office:value-type="float" office:value="0" calcext:value-type="float">
            <text:p>0</text:p>
          </table:table-cell>
          <table:table-cell office:value-type="float" office:value="0.309372" calcext:value-type="float">
            <text:p>0.309372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979156" calcext:value-type="float">
            <text:p>0.979156</text:p>
          </table:table-cell>
          <table:table-cell office:value-type="float" office:value="0.575287" calcext:value-type="float">
            <text:p>0.57528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3574" calcext:value-type="float">
            <text:p>0.053574</text:p>
          </table:table-cell>
          <table:table-cell office:value-type="float" office:value="0.186584" calcext:value-type="float">
            <text:p>0.186584</text:p>
          </table:table-cell>
          <table:table-cell office:value-type="float" office:value="0.765335" calcext:value-type="float">
            <text:p>0.765335</text:p>
          </table:table-cell>
          <table:table-cell office:value-type="float" office:value="0" calcext:value-type="float">
            <text:p>0</text:p>
          </table:table-cell>
          <table:table-cell office:value-type="float" office:value="0.309372" calcext:value-type="float">
            <text:p>0.309372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979156" calcext:value-type="float">
            <text:p>0.979156</text:p>
          </table:table-cell>
          <table:table-cell office:value-type="float" office:value="0.607025" calcext:value-type="float">
            <text:p>0.60702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2719" calcext:value-type="float">
            <text:p>0.052719</text:p>
          </table:table-cell>
          <table:table-cell office:value-type="float" office:value="0.189621" calcext:value-type="float">
            <text:p>0.189621</text:p>
          </table:table-cell>
          <table:table-cell office:value-type="float" office:value="0.764343" calcext:value-type="float">
            <text:p>0.764343</text:p>
          </table:table-cell>
          <table:table-cell office:value-type="float" office:value="0" calcext:value-type="float">
            <text:p>0</text:p>
          </table:table-cell>
          <table:table-cell office:value-type="float" office:value="0.309372" calcext:value-type="float">
            <text:p>0.309372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985001" calcext:value-type="float">
            <text:p>0.985001</text:p>
          </table:table-cell>
          <table:table-cell office:value-type="float" office:value="0.585342" calcext:value-type="float">
            <text:p>0.58534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2719" calcext:value-type="float">
            <text:p>0.052719</text:p>
          </table:table-cell>
          <table:table-cell office:value-type="float" office:value="0.187988" calcext:value-type="float">
            <text:p>0.187988</text:p>
          </table:table-cell>
          <table:table-cell office:value-type="float" office:value="0.764877" calcext:value-type="float">
            <text:p>0.764877</text:p>
          </table:table-cell>
          <table:table-cell office:value-type="float" office:value="0" calcext:value-type="float">
            <text:p>0</text:p>
          </table:table-cell>
          <table:table-cell office:value-type="float" office:value="0.309372" calcext:value-type="float">
            <text:p>0.309372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985001" calcext:value-type="float">
            <text:p>0.985001</text:p>
          </table:table-cell>
          <table:table-cell office:value-type="float" office:value="0.59697" calcext:value-type="float">
            <text:p>0.5969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7449" calcext:value-type="float">
            <text:p>0.057449</text:p>
          </table:table-cell>
          <table:table-cell office:value-type="float" office:value="0.150894" calcext:value-type="float">
            <text:p>0.150894</text:p>
          </table:table-cell>
          <table:table-cell office:value-type="float" office:value="0.776489" calcext:value-type="float">
            <text:p>0.776489</text:p>
          </table:table-cell>
          <table:table-cell office:value-type="float" office:value="0.054031" calcext:value-type="float">
            <text:p>0.054031</text:p>
          </table:table-cell>
          <table:table-cell office:value-type="float" office:value="0.305038" calcext:value-type="float">
            <text:p>0.305038</text:p>
          </table:table-cell>
          <table:table-cell office:value-type="float" office:value="0.950806" calcext:value-type="float">
            <text:p>0.950806</text:p>
          </table:table-cell>
          <table:table-cell office:value-type="float" office:value="0.949661" calcext:value-type="float">
            <text:p>0.949661</text:p>
          </table:table-cell>
          <table:table-cell office:value-type="float" office:value="0.962402" calcext:value-type="float">
            <text:p>0.96240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452" calcext:value-type="float">
            <text:p>0.05452</text:p>
          </table:table-cell>
          <table:table-cell office:value-type="float" office:value="0.150772" calcext:value-type="float">
            <text:p>0.150772</text:p>
          </table:table-cell>
          <table:table-cell office:value-type="float" office:value="0.776703" calcext:value-type="float">
            <text:p>0.776703</text:p>
          </table:table-cell>
          <table:table-cell office:value-type="float" office:value="0.054031" calcext:value-type="float">
            <text:p>0.054031</text:p>
          </table:table-cell>
          <table:table-cell office:value-type="float" office:value="0.305038" calcext:value-type="float">
            <text:p>0.305038</text:p>
          </table:table-cell>
          <table:table-cell office:value-type="float" office:value="0.950806" calcext:value-type="float">
            <text:p>0.950806</text:p>
          </table:table-cell>
          <table:table-cell office:value-type="float" office:value="0.974884" calcext:value-type="float">
            <text:p>0.974884</text:p>
          </table:table-cell>
          <table:table-cell office:value-type="float" office:value="0.962326" calcext:value-type="float">
            <text:p>0.96232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7449" calcext:value-type="float">
            <text:p>0.057449</text:p>
          </table:table-cell>
          <table:table-cell office:value-type="float" office:value="0.168869" calcext:value-type="float">
            <text:p>0.168869</text:p>
          </table:table-cell>
          <table:table-cell office:value-type="float" office:value="0.770752" calcext:value-type="float">
            <text:p>0.770752</text:p>
          </table:table-cell>
          <table:table-cell office:value-type="float" office:value="0.054169" calcext:value-type="float">
            <text:p>0.054169</text:p>
          </table:table-cell>
          <table:table-cell office:value-type="float" office:value="0.303406" calcext:value-type="float">
            <text:p>0.303406</text:p>
          </table:table-cell>
          <table:table-cell office:value-type="float" office:value="0.951324" calcext:value-type="float">
            <text:p>0.951324</text:p>
          </table:table-cell>
          <table:table-cell office:value-type="float" office:value="0.948944" calcext:value-type="float">
            <text:p>0.948944</text:p>
          </table:table-cell>
          <table:table-cell office:value-type="float" office:value="0.751389" calcext:value-type="float">
            <text:p>0.75138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4504" calcext:value-type="float">
            <text:p>0.054504</text:p>
          </table:table-cell>
          <table:table-cell office:value-type="float" office:value="0.168762" calcext:value-type="float">
            <text:p>0.168762</text:p>
          </table:table-cell>
          <table:table-cell office:value-type="float" office:value="0.770966" calcext:value-type="float">
            <text:p>0.770966</text:p>
          </table:table-cell>
          <table:table-cell office:value-type="float" office:value="0.054169" calcext:value-type="float">
            <text:p>0.054169</text:p>
          </table:table-cell>
          <table:table-cell office:value-type="float" office:value="0.303406" calcext:value-type="float">
            <text:p>0.303406</text:p>
          </table:table-cell>
          <table:table-cell office:value-type="float" office:value="0.951324" calcext:value-type="float">
            <text:p>0.951324</text:p>
          </table:table-cell>
          <table:table-cell office:value-type="float" office:value="0.974197" calcext:value-type="float">
            <text:p>0.974197</text:p>
          </table:table-cell>
          <table:table-cell office:value-type="float" office:value="0.751328" calcext:value-type="float">
            <text:p>0.75132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7434" calcext:value-type="float">
            <text:p>0.057434</text:p>
          </table:table-cell>
          <table:table-cell office:value-type="float" office:value="0.186859" calcext:value-type="float">
            <text:p>0.186859</text:p>
          </table:table-cell>
          <table:table-cell office:value-type="float" office:value="0.76503" calcext:value-type="float">
            <text:p>0.76503</text:p>
          </table:table-cell>
          <table:table-cell office:value-type="float" office:value="0.054199" calcext:value-type="float">
            <text:p>0.054199</text:p>
          </table:table-cell>
          <table:table-cell office:value-type="float" office:value="0.303406" calcext:value-type="float">
            <text:p>0.303406</text:p>
          </table:table-cell>
          <table:table-cell office:value-type="float" office:value="0.951324" calcext:value-type="float">
            <text:p>0.951324</text:p>
          </table:table-cell>
          <table:table-cell office:value-type="float" office:value="0.950317" calcext:value-type="float">
            <text:p>0.950317</text:p>
          </table:table-cell>
          <table:table-cell office:value-type="float" office:value="0.609146" calcext:value-type="float">
            <text:p>0.60914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4504" calcext:value-type="float">
            <text:p>0.054504</text:p>
          </table:table-cell>
          <table:table-cell office:value-type="float" office:value="0.186737" calcext:value-type="float">
            <text:p>0.186737</text:p>
          </table:table-cell>
          <table:table-cell office:value-type="float" office:value="0.765228" calcext:value-type="float">
            <text:p>0.765228</text:p>
          </table:table-cell>
          <table:table-cell office:value-type="float" office:value="0.054199" calcext:value-type="float">
            <text:p>0.054199</text:p>
          </table:table-cell>
          <table:table-cell office:value-type="float" office:value="0.303406" calcext:value-type="float">
            <text:p>0.303406</text:p>
          </table:table-cell>
          <table:table-cell office:value-type="float" office:value="0.951324" calcext:value-type="float">
            <text:p>0.951324</text:p>
          </table:table-cell>
          <table:table-cell office:value-type="float" office:value="0.975601" calcext:value-type="float">
            <text:p>0.975601</text:p>
          </table:table-cell>
          <table:table-cell office:value-type="float" office:value="0.609085" calcext:value-type="float">
            <text:p>0.60908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6015" calcext:value-type="float">
            <text:p>0.056015</text:p>
          </table:table-cell>
          <table:table-cell office:value-type="float" office:value="0.145401" calcext:value-type="float">
            <text:p>0.145401</text:p>
          </table:table-cell>
          <table:table-cell office:value-type="float" office:value="0.778351" calcext:value-type="float">
            <text:p>0.778351</text:p>
          </table:table-cell>
          <table:table-cell office:value-type="float" office:value="0.053925" calcext:value-type="float">
            <text:p>0.053925</text:p>
          </table:table-cell>
          <table:table-cell office:value-type="float" office:value="0.306686" calcext:value-type="float">
            <text:p>0.306686</text:p>
          </table:table-cell>
          <table:table-cell office:value-type="float" office:value="0.950287" calcext:value-type="float">
            <text:p>0.950287</text:p>
          </table:table-cell>
          <table:table-cell office:value-type="float" office:value="0.960297" calcext:value-type="float">
            <text:p>0.960297</text:p>
          </table:table-cell>
          <table:table-cell office:value-type="float" office:value="0.995636" calcext:value-type="float">
            <text:p>0.9956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2:35:08.114974548</meta:creation-date>
    <dc:date>2019-06-13T12:41:42.299244336</dc:date>
    <meta:editing-duration>PT6M35S</meta:editing-duration>
    <meta:editing-cycles>1</meta:editing-cycles>
    <meta:document-statistic meta:table-count="1" meta:cell-count="171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.05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.14" chart:maximum="0.2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31.981cm" xlink:href=".." xlink:type="simple" chart:class="chart:scatter" chart:style-name="ch1">
        <chart:legend chart:legend-position="end" svg:x="13.735cm" svg:y="15.691cm" style:legend-expansion="high" chart:style-name="ch2"/>
        <chart:plot-area chart:style-name="ch3" table:cell-range-address="Sheet1.B1:Sheet1.C19" svg:x="5.079cm" svg:y="0.637cm" svg:width="6.875cm" svg:height="31.339cm">
          <chartooo:coordinate-region svg:x="5.991cm" svg:y="0.836cm" svg:width="5.631cm" svg:height="30.49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C1:Sheet1.C19" chart:class="chart:scatter">
            <chart:domain table:cell-range-address="Sheet1.B1:Sheet1.B19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067">
                <text:p>0.059067</text:p>
                <draw:g>
                  <svg:desc>Sheet1.B1:Sheet1.B19</svg:desc>
                </draw:g>
              </table:table-cell>
              <table:table-cell office:value-type="float" office:value="0.189621">
                <text:p>0.189621</text:p>
                <draw:g>
                  <svg:desc>Sheet1.C1:Sheet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9067">
                <text:p>0.059067</text:p>
              </table:table-cell>
              <table:table-cell office:value-type="float" office:value="0.187988">
                <text:p>0.187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8228">
                <text:p>0.058228</text:p>
              </table:table-cell>
              <table:table-cell office:value-type="float" office:value="0.19101">
                <text:p>0.19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8228">
                <text:p>0.058228</text:p>
              </table:table-cell>
              <table:table-cell office:value-type="float" office:value="0.186584">
                <text:p>0.186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6747">
                <text:p>0.056747</text:p>
              </table:table-cell>
              <table:table-cell office:value-type="float" office:value="0.191833">
                <text:p>0.191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6747">
                <text:p>0.056747</text:p>
              </table:table-cell>
              <table:table-cell office:value-type="float" office:value="0.185776">
                <text:p>0.1857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5038">
                <text:p>0.055038</text:p>
              </table:table-cell>
              <table:table-cell office:value-type="float" office:value="0.191833">
                <text:p>0.1918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5038">
                <text:p>0.055038</text:p>
              </table:table-cell>
              <table:table-cell office:value-type="float" office:value="0.185776">
                <text:p>0.185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3574">
                <text:p>0.053574</text:p>
              </table:table-cell>
              <table:table-cell office:value-type="float" office:value="0.19101">
                <text:p>0.19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3574">
                <text:p>0.053574</text:p>
              </table:table-cell>
              <table:table-cell office:value-type="float" office:value="0.186584">
                <text:p>0.1865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719">
                <text:p>0.052719</text:p>
              </table:table-cell>
              <table:table-cell office:value-type="float" office:value="0.189621">
                <text:p>0.1896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2719">
                <text:p>0.052719</text:p>
              </table:table-cell>
              <table:table-cell office:value-type="float" office:value="0.187988">
                <text:p>0.1879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7449">
                <text:p>0.057449</text:p>
              </table:table-cell>
              <table:table-cell office:value-type="float" office:value="0.150894">
                <text:p>0.1508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52">
                <text:p>0.05452</text:p>
              </table:table-cell>
              <table:table-cell office:value-type="float" office:value="0.150772">
                <text:p>0.1507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7449">
                <text:p>0.057449</text:p>
              </table:table-cell>
              <table:table-cell office:value-type="float" office:value="0.168869">
                <text:p>0.1688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4504">
                <text:p>0.054504</text:p>
              </table:table-cell>
              <table:table-cell office:value-type="float" office:value="0.168762">
                <text:p>0.1687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7434">
                <text:p>0.057434</text:p>
              </table:table-cell>
              <table:table-cell office:value-type="float" office:value="0.186859">
                <text:p>0.1868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4504">
                <text:p>0.054504</text:p>
              </table:table-cell>
              <table:table-cell office:value-type="float" office:value="0.186737">
                <text:p>0.1867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6015">
                <text:p>0.056015</text:p>
              </table:table-cell>
              <table:table-cell office:value-type="float" office:value="0.145401">
                <text:p>0.1454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